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mario curso Android</text:p>
      <text:p text:style-name="Subtitle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span>  </text:index-entry-span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"><text:a xlink:type="simple" xlink:href="#__RefHeading__820_718727046" text:style-name="Index_20_Link" text:visited-style-name="Index_20_Link">1. Introducción, Instalación y Configuración</text:a></text:p>
          <text:p text:style-name="P2"><text:s text:c="2"/><text:a xlink:type="simple" xlink:href="#__RefHeading__822_718727046" text:style-name="Index_20_Link" text:visited-style-name="Index_20_Link">1.1. Introducción a Android</text:a></text:p>
          <text:p text:style-name="P2"><text:s text:c="2"/><text:a xlink:type="simple" xlink:href="#__RefHeading__824_718727046" text:style-name="Index_20_Link" text:visited-style-name="Index_20_Link">1.2. Introducción a Java</text:a></text:p>
          <text:p text:style-name="P2"><text:s text:c="2"/><text:a xlink:type="simple" xlink:href="#__RefHeading__826_718727046" text:style-name="Index_20_Link" text:visited-style-name="Index_20_Link">1.3. El lenguaje Java (sólo si necesario)</text:a></text:p>
          <text:p text:style-name="P2"><text:s text:c="2"/><text:a xlink:type="simple" xlink:href="#__RefHeading__828_718727046" text:style-name="Index_20_Link" text:visited-style-name="Index_20_Link">1.4. Instalación y configuración del entorno</text:a></text:p>
          <text:p text:style-name="P1"><text:a xlink:type="simple" xlink:href="#__RefHeading__830_718727046" text:style-name="Index_20_Link" text:visited-style-name="Index_20_Link">2. Conceptos generales de la programación en Android</text:a></text:p>
          <text:p text:style-name="P2"><text:s text:c="2"/><text:a xlink:type="simple" xlink:href="#__RefHeading__832_718727046" text:style-name="Index_20_Link" text:visited-style-name="Index_20_Link">2.1. Estructura de un proyecto Android</text:a></text:p>
          <text:p text:style-name="P2"><text:s text:c="2"/><text:a xlink:type="simple" xlink:href="#__RefHeading__834_718727046" text:style-name="Index_20_Link" text:visited-style-name="Index_20_Link">2.2. Componentes de una aplicación Android</text:a></text:p>
          <text:p text:style-name="P1"><text:a xlink:type="simple" xlink:href="#__RefHeading__836_718727046" text:style-name="Index_20_Link" text:visited-style-name="Index_20_Link">3. La interfaz de usuario de Android</text:a></text:p>
          <text:p text:style-name="P2"><text:s text:c="2"/><text:a xlink:type="simple" xlink:href="#__RefHeading__838_718727046" text:style-name="Index_20_Link" text:visited-style-name="Index_20_Link">3.1. Layouts en Android</text:a></text:p>
          <text:p text:style-name="P2"><text:s text:c="2"/><text:a xlink:type="simple" xlink:href="#__RefHeading__840_718727046" text:style-name="Index_20_Link" text:visited-style-name="Index_20_Link">3.2. Cuadros de texto en Android</text:a></text:p>
          <text:p text:style-name="P2"><text:s text:c="2"/><text:a xlink:type="simple" xlink:href="#__RefHeading__842_718727046" text:style-name="Index_20_Link" text:visited-style-name="Index_20_Link">3.3. Botones en Android</text:a></text:p>
          <text:p text:style-name="P2"><text:s text:c="2"/><text:a xlink:type="simple" xlink:href="#__RefHeading__844_718727046" text:style-name="Index_20_Link" text:visited-style-name="Index_20_Link">3.4. Controles de selección en Android</text:a></text:p>
          <text:p text:style-name="P2"><text:s text:c="2"/><text:a xlink:type="simple" xlink:href="#__RefHeading__846_718727046" text:style-name="Index_20_Link" text:visited-style-name="Index_20_Link">3.5. Menús</text:a></text:p>
          <text:p text:style-name="P2"><text:s text:c="2"/><text:a xlink:type="simple" xlink:href="#__RefHeading__848_718727046" text:style-name="Index_20_Link" text:visited-style-name="Index_20_Link">3.6. Notificaciones en Android</text:a></text:p>
          <text:p text:style-name="P1"><text:a xlink:type="simple" xlink:href="#__RefHeading__850_718727046" text:style-name="Index_20_Link" text:visited-style-name="Index_20_Link">4. Persistencia de datos en Android</text:a></text:p>
          <text:p text:style-name="P2"><text:s text:c="2"/><text:a xlink:type="simple" xlink:href="#__RefHeading__852_718727046" text:style-name="Index_20_Link" text:visited-style-name="Index_20_Link">4.1. Ficheros en Android</text:a></text:p>
          <text:p text:style-name="P2"><text:s text:c="2"/><text:a xlink:type="simple" xlink:href="#__RefHeading__854_718727046" text:style-name="Index_20_Link" text:visited-style-name="Index_20_Link">4.2. Tratamiento de XML en Android</text:a></text:p>
          <text:p text:style-name="P2"><text:s text:c="2"/><text:a xlink:type="simple" xlink:href="#__RefHeading__856_718727046" text:style-name="Index_20_Link" text:visited-style-name="Index_20_Link">4.3. Bases de Datos en Android</text:a></text:p>
          <text:p text:style-name="P2"><text:s text:c="2"/><text:a xlink:type="simple" xlink:href="#__RefHeading__858_718727046" text:style-name="Index_20_Link" text:visited-style-name="Index_20_Link">4.4. Preferencias</text:a></text:p>
          <text:p text:style-name="P1"><text:a xlink:type="simple" xlink:href="#__RefHeading__860_718727046" text:style-name="Index_20_Link" text:visited-style-name="Index_20_Link">5. Otros conceptos de Android</text:a></text:p>
          <text:p text:style-name="P2"><text:s text:c="2"/><text:a xlink:type="simple" xlink:href="#__RefHeading__862_718727046" text:style-name="Index_20_Link" text:visited-style-name="Index_20_Link">5.1. Localización geográfica en Android</text:a></text:p>
          <text:p text:style-name="P2"><text:s text:c="2"/><text:a xlink:type="simple" xlink:href="#__RefHeading__864_718727046" text:style-name="Index_20_Link" text:visited-style-name="Index_20_Link">5.2. Mapas en Android</text:a></text:p>
          <text:p text:style-name="P2"><text:s text:c="2"/><text:a xlink:type="simple" xlink:href="#__RefHeading__866_718727046" text:style-name="Index_20_Link" text:visited-style-name="Index_20_Link">5.3. AppWidgets en Android</text:a></text:p>
          <text:p text:style-name="P2"><text:s text:c="2"/><text:a xlink:type="simple" xlink:href="#__RefHeading__868_718727046" text:style-name="Index_20_Link" text:visited-style-name="Index_20_Link">5.4. ContentResolvers en Android</text:a></text:p>
        </text:index-body>
      </text:table-of-content>
      <text:p text:style-name="Text_20_body"/>
      <text:h text:style-name="Heading_20_1" text:outline-level="1"><text:bookmark-start text:name="__RefHeading__820_718727046"/>1. Introducción, Instalación y Configuración<text:bookmark-end text:name="__RefHeading__820_718727046"/></text:h>
      <text:h text:style-name="Heading_20_2" text:outline-level="2"><text:bookmark-start text:name="__RefHeading__822_718727046"/>1.1. Introducción a Android<text:bookmark-end text:name="__RefHeading__822_718727046"/></text:h>
      <text:p text:style-name="Text_20_body">Historia de Android.</text:p>
      <text:p text:style-name="Text_20_body">¿Cómo se programa en Android?</text:p>
      <text:p text:style-name="Text_20_body">Arquitectura de Android.</text:p>
      <text:p text:style-name="Text_20_body">Versiones de Android.</text:p>
      <text:h text:style-name="Heading_20_2" text:outline-level="2"><text:bookmark-start text:name="__RefHeading__824_718727046"/>1.2. Introducción a Java<text:bookmark-end text:name="__RefHeading__824_718727046"/></text:h>
      <text:p text:style-name="Text_20_body">Historia de Java.</text:p>
      <text:p text:style-name="Text_20_body">Ejecución de un programa Java.</text:p>
      <text:p text:style-name="Text_20_body">Ejecución de otros lenguajes.</text:p>
      <text:p text:style-name="Text_20_body">Java VS Android</text:p>
      <text:p text:style-name="Text_20_body">Distintas plataformas Java.</text:p>
      <text:p text:style-name="Text_20_body">Características de Java.</text:p>
      <text:h text:style-name="Heading_20_2" text:outline-level="2"><text:bookmark-start text:name="__RefHeading__826_718727046"/>1.3. El lenguaje Java (sólo si necesario)<text:bookmark-end text:name="__RefHeading__826_718727046"/></text:h>
      <text:p text:style-name="Text_20_body">Tipos de datos y conversiones de tipo.</text:p>
      <text:p text:style-name="Text_20_body">Operadores y expresiones.</text:p>
      <text:p text:style-name="Text_20_body">Estructuras de control (if, while, for, etc.)</text:p>
      <text:p text:style-name="Text_20_body">Control de excepciones.</text:p>
      <text:p text:style-name="Text_20_body">Modificadores 'static', 'final', 'abstract', 'transient'.</text:p>
      <text:p text:style-name="Text_20_body">Los modificadores de visibilidad.</text:p>
      <text:p text:style-name="Text_20_body">Utilización de clases.</text:p>
      <text:h text:style-name="Heading_20_2" text:outline-level="2"><text:bookmark-start text:name="__RefHeading__828_718727046"/>1.4. Instalación y configuración del entorno<text:bookmark-end text:name="__RefHeading__828_718727046"/></text:h>
      <text:p text:style-name="Text_20_body">Requisitos hardware y software.</text:p>
      <text:p text:style-name="Text_20_body">Instalación y configuración del:</text:p>
      <text:p text:style-name="Text_20_body">JDK (Java Development Kit).</text:p>
      <text:p text:style-name="Text_20_body">SDK (Software Development Kit) de Android.</text:p>
      <text:p text:style-name="Text_20_body">Eclipse (IDE - Integrated Development Environment).</text:p>
      <text:p text:style-name="Text_20_body">Plugin ADT (Android Development Tools) para Eclipse.</text:p>
      <text:p text:style-name="Text_20_body">Emulador de terminales AVD (Android Virtual Device).</text:p>
      <text:h text:style-name="Heading_20_1" text:outline-level="1"><text:bookmark-start text:name="__RefHeading__830_718727046"/>2. Conceptos generales de la programación en Android<text:bookmark-end text:name="__RefHeading__830_718727046"/></text:h>
      <text:h text:style-name="Heading_20_2" text:outline-level="2"><text:bookmark-start text:name="__RefHeading__832_718727046"/>2.1. Estructura de un proyecto Android<text:bookmark-end text:name="__RefHeading__832_718727046"/></text:h>
      <text:p text:style-name="Text_20_body">La carpeta 'src'.</text:p>
      <text:p text:style-name="Text_20_body">La carpeta 'res'.</text:p>
      <text:p text:style-name="Text_20_body">La carpeta 'gen'.</text:p>
      <text:p text:style-name="Text_20_body">La carpeta 'assets'.</text:p>
      <text:p text:style-name="Text_20_body">El fichero 'AndroidManifest.xml'.</text:p>
      <text:h text:style-name="Heading_20_2" text:outline-level="2"><text:bookmark-start text:name="__RefHeading__834_718727046"/>2.2. Componentes de una aplicación Android<text:bookmark-end text:name="__RefHeading__834_718727046"/></text:h>
      <text:p text:style-name="Text_20_body">Activity.</text:p>
      <text:p text:style-name="Text_20_body">View.</text:p>
      <text:p text:style-name="Text_20_body">Service.</text:p>
      <text:p text:style-name="Text_20_body">Content Provider.</text:p>
      <text:p text:style-name="Text_20_body">Broadcast Receiver.</text:p>
      <text:p text:style-name="Text_20_body">Widget.</text:p>
      <text:p text:style-name="Text_20_body">Intent.</text:p>
      <text:h text:style-name="Heading_20_1" text:outline-level="1"><text:bookmark-start text:name="__RefHeading__836_718727046"/>3. La interfaz de usuario de Android<text:bookmark-end text:name="__RefHeading__836_718727046"/></text:h>
      <text:h text:style-name="Heading_20_2" text:outline-level="2"><text:bookmark-start text:name="__RefHeading__838_718727046"/>3.1. Layouts en Android<text:bookmark-end text:name="__RefHeading__838_718727046"/></text:h>
      <text:p text:style-name="Text_20_body">FrameLayout.</text:p>
      <text:p text:style-name="Text_20_body">LinearLayout.</text:p>
      <text:p text:style-name="Text_20_body">TableLayout.</text:p>
      <text:p text:style-name="Text_20_body">RelativeLayout.</text:p>
      <text:p text:style-name="Text_20_body">TabLayout.</text:p>
      <text:h text:style-name="Heading_20_2" text:outline-level="2"><text:bookmark-start text:name="__RefHeading__840_718727046"/>3.2. Cuadros de texto en Android<text:bookmark-end text:name="__RefHeading__840_718727046"/></text:h>
      <text:p text:style-name="Text_20_body">Control ImageView.</text:p>
      <text:p text:style-name="Text_20_body">Control TextView.</text:p>
      <text:p text:style-name="Text_20_body">Control EditText.</text:p>
      <text:p text:style-name="Text_20_body">Spanned, Spannable y Editable.</text:p>
      <text:h text:style-name="Heading_20_2" text:outline-level="2"><text:bookmark-start text:name="__RefHeading__842_718727046"/>3.3. Botones en Android<text:bookmark-end text:name="__RefHeading__842_718727046"/></text:h>
      <text:p text:style-name="Text_20_body">Control Button.</text:p>
      <text:p text:style-name="Text_20_body">Control ImageButton.</text:p>
      <text:p text:style-name="Text_20_body">Control ToggleButton.</text:p>
      <text:p text:style-name="Text_20_body">Eventos y personalización de botones.</text:p>
      <text:h text:style-name="Heading_20_2" text:outline-level="2"><text:bookmark-start text:name="__RefHeading__844_718727046"/>3.4. Controles de selección en Android<text:bookmark-end text:name="__RefHeading__844_718727046"/></text:h>
      <text:p text:style-name="Text_20_body">Control CheckBox.</text:p>
      <text:p text:style-name="Text_20_body">Control RadioButton.</text:p>
      <text:p text:style-name="Text_20_body">Adapters e Items.</text:p>
      <text:p text:style-name="Text_20_body">Control Spinner.</text:p>
      <text:p text:style-name="Text_20_body">Control ListView.</text:p>
      <text:p text:style-name="Text_20_body">Control GridView.</text:p>
      <text:h text:style-name="Heading_20_2" text:outline-level="2"><text:bookmark-start text:name="__RefHeading__846_718727046"/>3.5. Menús<text:bookmark-end text:name="__RefHeading__846_718727046"/></text:h>
      <text:p text:style-name="Text_20_body">Menús y Submenús básicos.</text:p>
      <text:p text:style-name="Text_20_body">Menús Contextuales.</text:p>
      <text:h text:style-name="Heading_20_2" text:outline-level="2"><text:bookmark-start text:name="__RefHeading__848_718727046"/>3.6. Notificaciones en Android<text:bookmark-end text:name="__RefHeading__848_718727046"/></text:h>
      <text:p text:style-name="Text_20_body">AlertDialog.</text:p>
      <text:p text:style-name="Text_20_body">Toast.</text:p>
      <text:p text:style-name="Text_20_body">Notification.</text:p>
      <text:h text:style-name="Heading_20_1" text:outline-level="1"><text:bookmark-start text:name="__RefHeading__850_718727046"/>4. Persistencia de datos en Android<text:bookmark-end text:name="__RefHeading__850_718727046"/></text:h>
      <text:h text:style-name="Heading_20_2" text:outline-level="2"><text:bookmark-start text:name="__RefHeading__852_718727046"/>4.1. Ficheros en Android<text:bookmark-end text:name="__RefHeading__852_718727046"/></text:h>
      <text:p text:style-name="Text_20_body">Entrada/Salida en Java.</text:p>
      <text:p text:style-name="Text_20_body">Flujos de bytes en Java.</text:p>
      <text:p text:style-name="Text_20_body">Flujos de caracteres en Java.</text:p>
      <text:p text:style-name="Text_20_body">La clase File de Java.</text:p>
      <text:p text:style-name="Text_20_body">Lectura y escritura ficheros en Android.</text:p>
      <text:h text:style-name="Heading_20_2" text:outline-level="2"><text:bookmark-start text:name="__RefHeading__854_718727046"/>4.2. Tratamiento de XML en Android<text:bookmark-end text:name="__RefHeading__854_718727046"/></text:h>
      <text:p text:style-name="Text_20_body">SAX</text:p>
      <text:p text:style-name="Text_20_body">SAX simplicado</text:p>
      <text:p text:style-name="Text_20_body">DOM</text:p>
      <text:p text:style-name="Text_20_body">XmlPull</text:p>
      <text:h text:style-name="Heading_20_2" text:outline-level="2"><text:bookmark-start text:name="__RefHeading__856_718727046"/>4.3. Bases de Datos en Android<text:bookmark-end text:name="__RefHeading__856_718727046"/></text:h>
      <text:p text:style-name="Text_20_body">Primeros pasos con SQLite.</text:p>
      <text:p text:style-name="Text_20_body">Inserción, actualización y eliminación de registros.</text:p>
      <text:p text:style-name="Text_20_body">Consulta y recuperación de registros.</text:p>
      <text:h text:style-name="Heading_20_2" text:outline-level="2"><text:bookmark-start text:name="__RefHeading__858_718727046"/>4.4. Preferencias<text:bookmark-end text:name="__RefHeading__858_718727046"/></text:h>
      <text:p text:style-name="Text_20_body">SharedPrefences.</text:p>
      <text:p text:style-name="Text_20_body">Modos de acceso.</text:p>
      <text:p text:style-name="Text_20_body">Guardar y recuperar preferencias.</text:p>
      <text:h text:style-name="Heading_20_1" text:outline-level="1"><text:bookmark-start text:name="__RefHeading__860_718727046"/>5. Otros conceptos de Android<text:bookmark-end text:name="__RefHeading__860_718727046"/></text:h>
      <text:h text:style-name="Heading_20_2" text:outline-level="2"><text:bookmark-start text:name="__RefHeading__862_718727046"/>5.1. Localización geográfica en Android<text:bookmark-end text:name="__RefHeading__862_718727046"/></text:h>
      <text:p text:style-name="Text_20_body">Proveedores de localización: GSM, WiFi, GPS.</text:p>
      <text:p text:style-name="Text_20_body">Propiedades de un proveedor.</text:p>
      <text:p text:style-name="Text_20_body">Recuperar el mejor proveedor disponible para mi aplicación.</text:p>
      <text:p text:style-name="Text_20_body">Última localización conocida.</text:p>
      <text:p text:style-name="Text_20_body">Suscribirse a un proveedor.</text:p>
      <text:p text:style-name="Text_20_body">Borrar la subscripción a un proveedor.</text:p>
      <text:p text:style-name="Text_20_body">Mostrar la localización del dispositivo, y sus propiedades (longitud, latitud, altura, velocidad, etc.)</text:p>
      <text:h text:style-name="Heading_20_2" text:outline-level="2"><text:bookmark-start text:name="__RefHeading__864_718727046"/>5.2. Mapas en Android<text:bookmark-end text:name="__RefHeading__864_718727046"/></text:h>
      <text:p text:style-name="Text_20_body">Solicitar clave a Google para utilizar sus mapas.</text:p>
      <text:p text:style-name="Text_20_body">MapView.</text:p>
      <text:p text:style-name="Text_20_body">MapActivity.</text:p>
      <text:p text:style-name="Text_20_body">Projection.</text:p>
      <text:p text:style-name="Text_20_body">Capas.</text:p>
      <text:h text:style-name="Heading_20_2" text:outline-level="2"><text:bookmark-start text:name="__RefHeading__866_718727046"/>5.3. AppWidgets en Android<text:bookmark-end text:name="__RefHeading__866_718727046"/></text:h>
      <text:p text:style-name="Text_20_body">¿Qué son los AppWidgets?</text:p>
      <text:p text:style-name="Text_20_body">¿Cómo se configuran?</text:p>
      <text:p text:style-name="Text_20_body">¿Cómo se actualizan?</text:p>
      <text:h text:style-name="Heading_20_2" text:outline-level="2"><text:bookmark-start text:name="__RefHeading__868_718727046"/>5.4. ContentResolvers en Android<text:bookmark-end text:name="__RefHeading__868_718727046"/></text:h>
      <text:p text:style-name="Text_20_body">¿Qúe son los ContentResolvers?</text:p>
      <text:p text:style-name="Text_20_body">Recuperar los datos de un ContentProvi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olfo </meta:initial-creator>
    <meta:creation-date>2013-11-21T14:16:54</meta:creation-date>
    <dc:date>2013-11-21T14:33:22</dc:date>
    <dc:creator>adolfo </dc:creator>
    <meta:editing-duration>PT2M3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6" meta:paragraph-count="144" meta:word-count="561" meta:character-count="4066" meta:non-whitespace-character-count="3458"/>
  </office:meta>
</office:document-meta>
</file>